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3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4" style:family="paragraph" style:parent-style-name="Table_20_Contents">
      <style:text-properties style:font-name="Khmer OS1" officeooo:rsid="0034a579" officeooo:paragraph-rsid="0034a579"/>
    </style:style>
    <style:style style:name="P15" style:family="paragraph" style:parent-style-name="Table_20_Contents">
      <style:paragraph-properties fo:text-align="center" style:justify-single-word="false"/>
      <style:text-properties style:font-name="Khmer OS1" officeooo:rsid="0068e4e9" officeooo:paragraph-rsid="0068e4e9"/>
    </style:style>
    <style:style style:name="P16" style:family="paragraph" style:parent-style-name="Table_20_Contents">
      <style:text-properties officeooo:paragraph-rsid="00099c9b"/>
    </style:style>
    <style:style style:name="P17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18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19" style:family="paragraph" style:parent-style-name="Table_20_Contents">
      <style:text-properties officeooo:paragraph-rsid="0018e529"/>
    </style:style>
    <style:style style:name="P20" style:family="paragraph" style:parent-style-name="Table_20_Contents">
      <style:text-properties officeooo:paragraph-rsid="00315b26"/>
    </style:style>
    <style:style style:name="P21" style:family="paragraph" style:parent-style-name="Table_20_Contents">
      <style:text-properties officeooo:rsid="006410f2" officeooo:paragraph-rsid="006410f2"/>
    </style:style>
    <style:style style:name="P22" style:family="paragraph" style:parent-style-name="Table_20_Contents">
      <style:paragraph-properties fo:text-align="start" style:justify-single-word="false"/>
      <style:text-properties officeooo:rsid="0068e4e9" officeooo:paragraph-rsid="0068e4e9"/>
    </style:style>
    <style:style style:name="P23" style:family="paragraph" style:parent-style-name="Standard" style:list-style-name="L2">
      <style:text-properties style:font-name="Khmer OS1" officeooo:rsid="00194ce9" officeooo:paragraph-rsid="00389b98"/>
    </style:style>
    <style:style style:name="P24" style:family="paragraph" style:parent-style-name="Table_20_Contents" style:list-style-name="L1">
      <style:text-properties officeooo:paragraph-rsid="0035b19f"/>
    </style:style>
    <style:style style:name="P25" style:family="paragraph" style:parent-style-name="Table_20_Contents" style:list-style-name="L1">
      <style:text-properties style:font-name="Khmer OS1" officeooo:rsid="00656343" officeooo:paragraph-rsid="00656343"/>
    </style:style>
    <style:style style:name="P26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27" style:family="paragraph" style:parent-style-name="Table_20_Contents" style:list-style-name="L1">
      <style:text-properties style:font-name="Khmer OS1" officeooo:rsid="00745f08" officeooo:paragraph-rsid="00745f08"/>
    </style:style>
    <style:style style:name="P28" style:family="paragraph" style:parent-style-name="Table_20_Contents" style:list-style-name="L2">
      <style:text-properties officeooo:paragraph-rsid="00389b98"/>
    </style:style>
    <style:style style:name="P29" style:family="paragraph" style:parent-style-name="Table_20_Contents" style:list-style-name="L2">
      <style:text-properties officeooo:rsid="00389b98" officeooo:paragraph-rsid="00389b98"/>
    </style:style>
    <style:style style:name="P30" style:family="paragraph" style:parent-style-name="Table_20_Contents">
      <style:text-properties officeooo:paragraph-rsid="0071d36e"/>
    </style:style>
    <style:style style:name="P31" style:family="paragraph" style:parent-style-name="Table_20_Contents">
      <style:text-properties officeooo:paragraph-rsid="0064b8c3"/>
    </style:style>
    <style:style style:name="P32" style:family="paragraph">
      <loext:graphic-properties draw:fill="none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/>
    </style:style>
    <style:style style:name="T2" style:family="text">
      <style:text-properties style:font-name="Khmer OS1" officeooo:rsid="00099c9b"/>
    </style:style>
    <style:style style:name="T3" style:family="text">
      <style:text-properties style:font-name="Khmer OS1" officeooo:rsid="0006c710"/>
    </style:style>
    <style:style style:name="T4" style:family="text">
      <style:text-properties style:font-name="Khmer OS1" officeooo:rsid="0018e529"/>
    </style:style>
    <style:style style:name="T5" style:family="text">
      <style:text-properties style:font-name="Khmer OS1" fo:font-weight="normal" style:font-weight-asian="normal" style:font-weight-complex="normal"/>
    </style:style>
    <style:style style:name="T6" style:family="text">
      <style:text-properties style:font-name="Khmer OS1" fo:font-weight="normal" officeooo:rsid="00194ce9" style:font-weight-asian="normal" style:font-weight-complex="normal"/>
    </style:style>
    <style:style style:name="T7" style:family="text">
      <style:text-properties style:font-name="Khmer OS1" fo:font-weight="normal" officeooo:rsid="00389b98" style:font-weight-asian="normal" style:font-weight-complex="normal"/>
    </style:style>
    <style:style style:name="T8" style:family="text">
      <style:text-properties style:font-name="Khmer OS1" fo:font-weight="normal" officeooo:rsid="0059fd67" style:font-weight-asian="normal" style:font-weight-complex="normal"/>
    </style:style>
    <style:style style:name="T9" style:family="text">
      <style:text-properties style:font-name="Khmer OS1" fo:font-weight="normal" officeooo:rsid="005d78aa" style:font-weight-asian="normal" style:font-weight-complex="normal"/>
    </style:style>
    <style:style style:name="T10" style:family="text">
      <style:text-properties style:font-name="Khmer OS1" fo:font-weight="normal" officeooo:rsid="00677e56" style:font-weight-asian="normal" style:font-weight-complex="normal"/>
    </style:style>
    <style:style style:name="T11" style:family="text">
      <style:text-properties style:font-name="Khmer OS1" fo:font-weight="normal" officeooo:rsid="006c18f7" style:font-weight-asian="normal" style:font-weight-complex="normal"/>
    </style:style>
    <style:style style:name="T12" style:family="text">
      <style:text-properties style:font-name="Khmer OS1" fo:font-weight="normal" officeooo:rsid="0075aaea" style:font-weight-asian="normal" style:font-weight-complex="normal"/>
    </style:style>
    <style:style style:name="T13" style:family="text">
      <style:text-properties style:font-name="Khmer OS1" officeooo:rsid="000e2cb0"/>
    </style:style>
    <style:style style:name="T14" style:family="text">
      <style:text-properties style:font-name="Khmer OS1" officeooo:rsid="002a5249"/>
    </style:style>
    <style:style style:name="T15" style:family="text">
      <style:text-properties style:font-name="Khmer OS1" officeooo:rsid="0030e439"/>
    </style:style>
    <style:style style:name="T16" style:family="text">
      <style:text-properties style:font-name="Khmer OS1" officeooo:rsid="00315b26"/>
    </style:style>
    <style:style style:name="T17" style:family="text">
      <style:text-properties style:font-name="Khmer OS1" officeooo:rsid="0037a9f6"/>
    </style:style>
    <style:style style:name="T18" style:family="text">
      <style:text-properties style:font-name="Khmer OS1" officeooo:rsid="0035b19f"/>
    </style:style>
    <style:style style:name="T19" style:family="text">
      <style:text-properties style:font-name="Khmer OS1" officeooo:rsid="002896d9"/>
    </style:style>
    <style:style style:name="T20" style:family="text">
      <style:text-properties style:font-name="Khmer OS1" officeooo:rsid="003be1dc"/>
    </style:style>
    <style:style style:name="T21" style:family="text">
      <style:text-properties style:font-name="Khmer OS1" officeooo:rsid="00429597"/>
    </style:style>
    <style:style style:name="T22" style:family="text">
      <style:text-properties style:font-name="Khmer OS1" officeooo:rsid="0046b2be"/>
    </style:style>
    <style:style style:name="T23" style:family="text">
      <style:text-properties style:font-name="Khmer OS1" officeooo:rsid="003d46e2"/>
    </style:style>
    <style:style style:name="T24" style:family="text">
      <style:text-properties style:font-name="Khmer OS1" officeooo:rsid="004f4a73"/>
    </style:style>
    <style:style style:name="T25" style:family="text">
      <style:text-properties style:font-name="Khmer OS1" officeooo:rsid="00512644"/>
    </style:style>
    <style:style style:name="T26" style:family="text">
      <style:text-properties style:font-name="Khmer OS1" officeooo:rsid="0052d66d"/>
    </style:style>
    <style:style style:name="T27" style:family="text">
      <style:text-properties style:font-name="Khmer OS1" officeooo:rsid="0053fd39"/>
    </style:style>
    <style:style style:name="T28" style:family="text">
      <style:text-properties style:font-name="Khmer OS1" officeooo:rsid="00553de0"/>
    </style:style>
    <style:style style:name="T29" style:family="text">
      <style:text-properties style:font-name="Khmer OS1" officeooo:rsid="0059fd67"/>
    </style:style>
    <style:style style:name="T30" style:family="text">
      <style:text-properties style:font-name="Khmer OS1" officeooo:rsid="005f01fa"/>
    </style:style>
    <style:style style:name="T31" style:family="text">
      <style:text-properties style:font-name="Khmer OS1" officeooo:rsid="0064f06b"/>
    </style:style>
    <style:style style:name="T32" style:family="text">
      <style:text-properties style:font-name="Khmer OS1" officeooo:rsid="00656343"/>
    </style:style>
    <style:style style:name="T33" style:family="text">
      <style:text-properties style:font-name="Khmer OS1" officeooo:rsid="00668cb9"/>
    </style:style>
    <style:style style:name="T34" style:family="text">
      <style:text-properties style:font-name="Khmer OS1" officeooo:rsid="00677e56"/>
    </style:style>
    <style:style style:name="T35" style:family="text">
      <style:text-properties style:font-name="Khmer OS1" officeooo:rsid="0071d36e"/>
    </style:style>
    <style:style style:name="T36" style:family="text">
      <style:text-properties style:font-name="Khmer OS1" officeooo:rsid="0064b8c3"/>
    </style:style>
    <style:style style:name="T37" style:family="text">
      <style:text-properties style:font-name="Khmer OS1" officeooo:rsid="00720ffa"/>
    </style:style>
    <style:style style:name="T38" style:family="text">
      <style:text-properties style:font-name="Khmer OS1" officeooo:rsid="00739890"/>
    </style:style>
    <style:style style:name="T39" style:family="text">
      <style:text-properties style:font-name="Khmer OS1" officeooo:rsid="0077c0d9"/>
    </style:style>
    <style:style style:name="T40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41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42" style:family="text">
      <style:text-properties officeooo:rsid="0006c710"/>
    </style:style>
    <style:style style:name="T43" style:family="text">
      <style:text-properties officeooo:rsid="00389b98"/>
    </style:style>
    <style:style style:name="T44" style:family="text">
      <style:text-properties officeooo:rsid="00583d4c"/>
    </style:style>
    <style:style style:name="T45" style:family="text">
      <style:text-properties officeooo:rsid="006410f2"/>
    </style:style>
    <style:style style:name="T46" style:family="text">
      <style:text-properties officeooo:rsid="006c18f7"/>
    </style:style>
    <style:style style:name="T47" style:family="text">
      <style:text-properties officeooo:rsid="0071d36e"/>
    </style:style>
    <style:style style:name="T48" style:family="text">
      <style:text-properties officeooo:rsid="00720ffa"/>
    </style:style>
    <style:style style:name="T49" style:family="text">
      <style:text-properties officeooo:rsid="0075aaea"/>
    </style:style>
    <style:style style:name="T50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5856761600">
          <table:table-cell table:style-name="Table1.A1" office:value-type="string">
            <text:p text:style-name="P4">CU-0<text:span text:style-name="T45">7</text:span></text:p>
          </table:table-cell>
          <table:table-cell table:style-name="Table1.A1" table:number-columns-spanned="3" office:value-type="string">
            <text:p text:style-name="P21"><text:span text:style-name="T3">E</text:span><text:span text:style-name="T1">nvío a Reparación</text:span></text:p>
          </table:table-cell>
          <table:covered-table-cell/>
          <table:covered-table-cell/>
        </table:table-row>
        <table:table-row table:style-name="TableLine94525832898816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2">22/07/2022</text:span></text:p>
          </table:table-cell>
          <table:covered-table-cell/>
          <table:covered-table-cell/>
        </table:table-row>
        <table:table-row table:style-name="TableLine94525849976320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30"><text:span text:style-name="T35">Un</text:span><text:span text:style-name="T36"> BI </text:span><text:span text:style-name="T35">reportado como d</text:span><text:span text:style-name="T36">añado </text:span><text:span text:style-name="T35">fue</text:span><text:span text:style-name="T36"> r</text:span><text:span text:style-name="T35">etirado de la oficina en la que se encuentra (asignado/prestado)</text:span></text:p>
          </table:table-cell>
          <table:covered-table-cell/>
          <table:covered-table-cell/>
        </table:table-row>
        <table:table-row table:style-name="TableLine94525870095840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31"><text:span text:style-name="T36">Permite registrar los BI dañados que para su reparación </text:span><text:span text:style-name="T37">necesiten ser</text:span><text:span text:style-name="T36"> enviados fuera del taller de la sectorial, ya sea </text:span><text:span text:style-name="T37">por</text:span><text:span text:style-name="T36"> reparación directa o </text:span><text:span text:style-name="T38">por </text:span><text:span text:style-name="T36">reparación </text:span><text:span text:style-name="T38">bajo</text:span><text:span text:style-name="T36"> garantía </text:span></text:p>
          </table:table-cell>
          <table:covered-table-cell/>
          <table:covered-table-cell/>
        </table:table-row>
        <table:table-row table:style-name="TableLine94525875362416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5858700768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6"><text:span text:style-name="T2">El usuario ingresa al modulo </text:span><text:span text:style-name="T15">Movimientos / </text:span><text:span text:style-name="T31">Envío a Reparación</text:span></text:p>
          </table:table-cell>
          <table:covered-table-cell/>
        </table:table-row>
        <table:table-row table:style-name="TableLine94525837395040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19"><text:span text:style-name="T2">E</text:span><text:span text:style-name="T4">l usuario </text:span><text:span text:style-name="T16">ingresa el </text:span><text:span text:style-name="T31">Nro de comprobante de BI Dañado</text:span></text:p>
            <text:p text:style-name="P20"><text:span text:style-name="T24">E</text:span><text:span text:style-name="T16">n pantalla se mostrarán los datos </text:span><text:span text:style-name="T25">del bien, </text:span><text:span text:style-name="T32">a quien está asignado/prestado y el daño detectado.</text:span></text:p>
            <text:p text:style-name="P14">El usuario deberá ingresar:</text:p>
            <text:list xml:id="list3387180368" text:style-name="L1">
              <text:list-item>
                <text:p text:style-name="P25"><text:span text:style-name="T44">T</text:span>ipo de Reparación</text:p>
              </text:list-item>
              <text:list-item>
                <text:p text:style-name="P25">Reparador</text:p>
              </text:list-item>
              <text:list-item>
                <text:p text:style-name="P25">Fecha de envío</text:p>
              </text:list-item>
              <text:list-item>
                <text:p text:style-name="P25">Fecha estimada de devolución (este dato lo proporciona el reparador)</text:p>
              </text:list-item>
              <text:list-item>
                <text:p text:style-name="P27">Observación envío</text:p>
              </text:list-item>
              <text:list-item>
                <text:p text:style-name="P24"><text:span text:style-name="T18">Apellido y nombre de quien </text:span><text:span text:style-name="T17">firma </text:span><text:span text:style-name="T33">el retiro</text:span><text:span text:style-name="T18"> </text:span><text:span text:style-name="T22">d</text:span><text:span text:style-name="T18">el BI</text:span></text:p>
              </text:list-item>
              <text:list-item>
                <text:p text:style-name="P24"><text:span text:style-name="T18">Apellido y nombre de quien </text:span><text:span text:style-name="T17">firma </text:span><text:span text:style-name="T33">la entrega </text:span></text:p>
              </text:list-item>
            </text:list>
          </table:table-cell>
          <table:covered-table-cell/>
        </table:table-row>
        <table:table-row table:style-name="TableLine9452586261276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3">Al presionar el botón Guardar el sistema guardará los datos ingresados, generando el nro de comprobante.</text:p>
            <text:p text:style-name="P13"><text:soft-page-break/>Se ejecutarán los siguientes pasos:</text:p>
            <text:list xml:id="list3300335323" text:style-name="L2">
              <text:list-item>
                <text:p text:style-name="P23"><text:span text:style-name="T43">i</text:span>nsertar un registro en movimiento, con los datos: </text:p>
                <text:list>
                  <text:list-item>
                    <text:p text:style-name="P28"><text:span text:style-name="T6">tipo movimiento: </text:span><text:span text:style-name="T10">Envío a Reparación</text:span></text:p>
                  </text:list-item>
                  <text:list-item>
                    <text:p text:style-name="P29"><text:span text:style-name="T5">responsables: </text:span><text:span text:style-name="T8">los últimos que figuren a cargo</text:span></text:p>
                  </text:list-item>
                  <text:list-item>
                    <text:p text:style-name="P28"><text:span text:style-name="T7">oficina: </text:span><text:span text:style-name="T9">&lt;</text:span><text:span text:style-name="T12">Depósito Sectorial</text:span><text:span text:style-name="T9">&gt;</text:span></text:p>
                  </text:list-item>
                  <text:list-item>
                    <text:p text:style-name="P28"><text:span text:style-name="T7">ubicación: </text:span><text:span text:style-name="T11">&lt;Domicilio </text:span><text:span text:style-name="T12">depósito</text:span><text:span text:style-name="T11">&gt;</text:span></text:p>
                  </text:list-item>
                  <text:list-item>
                    <text:p text:style-name="P26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5889232352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2">4</text:p>
          </table:table-cell>
          <table:table-cell table:style-name="Table1.C9" table:number-columns-spanned="2" office:value-type="string">
            <text:p text:style-name="P1"><text:span text:style-name="T19"><text:s/></text:span><text:span text:style-name="T20">El </text:span><text:span text:style-name="T19">usuario deberá imprimir el comprobante de </text:span><text:span text:style-name="T34">Envio a Reparación</text:span></text:p>
            <text:p text:style-name="P17"><text:span text:style-name="T14">Al </text:span><text:span text:style-name="T19">presiona</text:span><text:span text:style-name="T14">r</text:span><text:span text:style-name="T19"> el botón “imprimir comprobante”, </text:span><text:span text:style-name="T14">el sistema emitirá </text:span><text:span text:style-name="T39">2</text:span><text:span text:style-name="T14"> copias, </text:span><text:span text:style-name="T39">1</text:span><text:span text:style-name="T14"> </text:span><text:span text:style-name="T34">que será archivada junto con el comprobante de BI Dañado</text:span></text:p>
          </table:table-cell>
          <table:covered-table-cell/>
        </table:table-row>
        <table:table-row table:style-name="TableLine94525867649376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8"><text:span text:style-name="T23">El bien quedará </text:span><text:span text:style-name="T29">como </text:span><text:span text:style-name="T34">Enviado a reparar,</text:span><text:span text:style-name="T26"> con cargo</text:span><text:span text:style-name="T23"> </text:span><text:span text:style-name="T28">al</text:span><text:span text:style-name="T23"> </text:span><text:span text:style-name="T30">mismo </text:span><text:span text:style-name="T23">responsable, </text:span><text:span text:style-name="T30">y con oficina “depósito </text:span><text:span text:style-name="T27">Sectorial”.</text:span></text:p>
          </table:table-cell>
          <table:covered-table-cell/>
          <table:covered-table-cell/>
        </table:table-row>
        <table:table-row table:style-name="TableLine94525843785792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1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5882811904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5">E1</text:p>
          </table:table-cell>
          <table:covered-table-cell/>
          <table:table-cell table:style-name="Table1.D12" office:value-type="string">
            <text:p text:style-name="P22"><text:span text:style-name="T1">Si el tipo de Reparación no existe en la lista </text:span><text:span text:style-name="T13">el usuario deberá comunicarse con un administrador y solicitar el alta</text:span></text:p>
          </table:table-cell>
        </table:table-row>
        <table:table-row table:style-name="TableLine94525839137168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5">E2</text:p>
          </table:table-cell>
          <table:covered-table-cell/>
          <table:table-cell table:style-name="Table1.D13" office:value-type="string">
            <text:p text:style-name="P22"><text:bookmark-start text:name="__DdeLink__6931_3486381995"/><text:span text:style-name="T13">S</text:span><text:bookmark-end text:name="__DdeLink__6931_3486381995"/><text:span text:style-name="T13">i el Reparador no existe en la lista el usuario deberá comunicarse con un administrador y solicitar el alt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72cm" svg:y1="0.423cm" svg:x2="17.124cm" svg:y2="0.476cm" svg:d="M-273 423l17397 53" svg:viewBox="0 0 17399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0:14:17.057230759</dc:date>
    <meta:editing-duration>PT7H14M55S</meta:editing-duration>
    <meta:editing-cycles>88</meta:editing-cycles>
    <meta:generator>LibreOffice/6.4.7.2$Linux_X86_64 LibreOffice_project/40$Build-2</meta:generator>
    <meta:document-statistic meta:table-count="1" meta:image-count="1" meta:object-count="0" meta:page-count="2" meta:paragraph-count="46" meta:word-count="310" meta:character-count="1865" meta:non-whitespace-character-count="1609"/>
  </office:meta>
</office:document-meta>
</file>